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8"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Tabelle3" style:family="table">
      <style:table-properties style:width="15.796cm" fo:margin-left="1.034cm" fo:margin-right="0.87cm" table:align="margins" style:writing-mode="lr-tb"/>
    </style:style>
    <style:style style:name="Tabelle3.A" style:family="table-column">
      <style:table-column-properties style:column-width="6.641cm" style:rel-column-width="27553*"/>
    </style:style>
    <style:style style:name="Tabelle3.B" style:family="table-column">
      <style:table-column-properties style:column-width="9.155cm" style:rel-column-width="3798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796cm" fo:margin-left="1.034cm" fo:margin-right="0.87cm" table:align="margins" style:writing-mode="lr-tb"/>
    </style:style>
    <style:style style:name="Tabelle4.A" style:family="table-column">
      <style:table-column-properties style:column-width="6.641cm" style:rel-column-width="27553*"/>
    </style:style>
    <style:style style:name="Tabelle4.B" style:family="table-column">
      <style:table-column-properties style:column-width="9.155cm" style:rel-column-width="3798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5.796cm" fo:margin-left="1.034cm" fo:margin-right="0.87cm" table:align="margins" style:writing-mode="lr-tb"/>
    </style:style>
    <style:style style:name="Tabelle5.A" style:family="table-column">
      <style:table-column-properties style:column-width="6.641cm" style:rel-column-width="27553*"/>
    </style:style>
    <style:style style:name="Tabelle5.B" style:family="table-column">
      <style:table-column-properties style:column-width="9.155cm" style:rel-column-width="37982*"/>
    </style:style>
    <style:style style:name="Tabelle5.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style:vertical-align=""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5.796cm" fo:margin-left="1.034cm" fo:margin-right="0.87cm" table:align="margins" style:writing-mode="lr-tb"/>
    </style:style>
    <style:style style:name="Tabelle6.A" style:family="table-column">
      <style:table-column-properties style:column-width="6.641cm" style:rel-column-width="27553*"/>
    </style:style>
    <style:style style:name="Tabelle6.B" style:family="table-column">
      <style:table-column-properties style:column-width="9.155cm" style:rel-column-width="3798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5.796cm" fo:margin-left="1.034cm" fo:margin-right="0.87cm" table:align="margins" style:writing-mode="lr-tb"/>
    </style:style>
    <style:style style:name="Tabelle7.A" style:family="table-column">
      <style:table-column-properties style:column-width="6.641cm" style:rel-column-width="27553*"/>
    </style:style>
    <style:style style:name="Tabelle7.B" style:family="table-column">
      <style:table-column-properties style:column-width="9.155cm" style:rel-column-width="3798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snap-to-layout-grid="false"/>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tab-stops>
          <style:tab-stop style:position="1.693cm"/>
        </style:tab-stops>
      </style:paragraph-properties>
    </style:style>
    <style:style style:name="P20"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21" style:family="paragraph" style:parent-style-name="Standard">
      <style:paragraph-properties fo:margin-left="0cm" fo:margin-right="0cm" fo:text-align="justify" style:justify-single-word="false" fo:text-indent="0.046cm" style:auto-text-indent="false" style:snap-to-layout-grid="false"/>
    </style:style>
    <style:style style:name="P22" style:family="paragraph" style:parent-style-name="Title">
      <style:paragraph-properties fo:text-align="justify"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justify" style:justify-single-word="false"/>
    </style:style>
    <style:style style:name="P26" style:family="paragraph" style:parent-style-name="Table">
      <style:paragraph-properties fo:margin-left="1cm" fo:margin-right="0cm" fo:text-indent="0cm" style:auto-text-indent="false"/>
    </style:style>
    <style:style style:name="P27" style:family="paragraph" style:parent-style-name="Standard">
      <style:paragraph-properties fo:margin-top="0cm" fo:margin-bottom="0cm" fo:text-align="justify" style:justify-single-word="false" style:snap-to-layout-grid="false"/>
    </style:style>
    <style:style style:name="P28" style:family="paragraph" style:parent-style-name="Standard">
      <style:paragraph-properties fo:margin-top="0cm" fo:margin-bottom="0cm" fo:text-align="start" style:justify-single-word="false" style:snap-to-layout-grid="false"/>
    </style:style>
    <style:style style:name="P29" style:family="paragraph" style:parent-style-name="Standard">
      <style:paragraph-properties fo:text-align="start" style:justify-single-word="false" fo:background-color="transparent">
        <style:background-image/>
      </style:paragraph-properties>
      <style:text-properties fo:background-color="transparent"/>
    </style:style>
    <style:style style:name="P30" style:family="paragraph" style:parent-style-name="Standard">
      <style:paragraph-properties fo:text-align="justify" style:justify-single-word="false" fo:background-color="transparent">
        <style:background-image/>
      </style:paragraph-properties>
      <style:text-properties fo:background-color="transparent"/>
    </style:style>
    <style:style style:name="P31" style:family="paragraph" style:parent-style-name="Standard">
      <style:paragraph-properties fo:margin-left="0.66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margin-left="0.018cm" fo:margin-right="0.009cm" fo:text-align="start" style:justify-single-word="false" fo:text-indent="0cm" style:auto-text-indent="false"/>
    </style:style>
    <style:style style:name="P33" style:family="paragraph" style:parent-style-name="Standard">
      <style:paragraph-properties fo:margin-left="0.635cm" fo:margin-right="0cm" fo:text-align="justify" style:justify-single-word="false" fo:text-indent="0cm" style:auto-text-indent="false"/>
    </style:style>
    <style:style style:name="P3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6" style:family="paragraph" style:parent-style-name="Standard" style:list-style-name="L2"/>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7">
      <style:paragraph-properties fo:text-align="justify" style:justify-single-word="false"/>
    </style:style>
    <style:style style:name="P40"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41" style:family="paragraph" style:parent-style-name="Standard" style:list-style-name="L3">
      <style:text-properties fo:font-style="italic" fo:font-weight="normal" style:font-style-asian="italic" style:font-weight-asian="normal" style:font-style-complex="italic" style:font-weight-complex="normal"/>
    </style:style>
    <style:style style:name="P42" style:family="paragraph" style:parent-style-name="Standard" style:master-page-name="First_20_Page">
      <style:paragraph-properties fo:text-align="justify" style:justify-single-word="false" style:page-number="1"/>
    </style:style>
    <style:style style:name="P43"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44" style:family="paragraph" style:parent-style-name="Standard" style:list-style-name="L2">
      <style:paragraph-properties fo:background-color="transparent">
        <style:background-image/>
      </style:paragraph-properties>
    </style:style>
    <style:style style:name="P45" style:family="paragraph" style:parent-style-name="Standard" style:list-style-name="L3">
      <style:paragraph-properties fo:text-align="justify" style:justify-single-word="false" fo:background-color="transparent">
        <style:background-image/>
      </style:paragraph-properties>
    </style:style>
    <style:style style:name="P46" style:family="paragraph" style:parent-style-name="Standard" style:list-style-name="L6">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47"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48" style:family="paragraph" style:parent-style-name="Standard" style:list-style-name="L1">
      <style:paragraph-properties fo:margin-left="1.72cm" fo:margin-right="0cm" fo:text-indent="-0.953cm" style:auto-text-indent="false">
        <style:tab-stops>
          <style:tab-stop style:position="1.693cm"/>
        </style:tab-stops>
      </style:paragraph-properties>
    </style:style>
    <style:style style:name="P49" style:family="paragraph" style:parent-style-name="Standard" style:list-style-name="L8">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50" style:family="paragraph" style:parent-style-name="Table_20_Contents" style:list-style-name="L5">
      <style:paragraph-properties fo:margin-top="0cm" fo:margin-bottom="0.31cm" fo:text-align="start" style:justify-single-word="false"/>
      <style:text-properties fo:font-style="italic" fo:font-weight="normal" style:font-style-asian="italic" style:font-weight-asian="normal" style:font-style-complex="italic" style:font-weight-complex="normal"/>
    </style:style>
    <style:style style:name="P51" style:family="paragraph" style:parent-style-name="Heading_20_1">
      <style:paragraph-properties fo:text-align="justify" style:justify-single-word="false"/>
    </style:style>
    <style:style style:name="P52" style:family="paragraph" style:parent-style-name="Heading_20_2"/>
    <style:style style:name="P53" style:family="paragraph" style:parent-style-name="Heading_20_2">
      <style:paragraph-properties fo:text-align="justify" style:justify-single-word="false"/>
    </style:style>
    <style:style style:name="P54" style:family="paragraph" style:parent-style-name="Heading_20_2">
      <style:text-properties fo:font-weight="bold" style:font-weight-asian="bold" style:font-weight-complex="bold"/>
    </style:style>
    <style:style style:name="P55" style:family="paragraph" style:parent-style-name="Heading_20_2">
      <style:paragraph-properties fo:break-before="page"/>
    </style:style>
    <style:style style:name="P56" style:family="paragraph" style:parent-style-name="Heading_20_2" style:master-page-name="">
      <style:paragraph-properties fo:text-align="justify" style:justify-single-word="false" fo:orphans="2" fo:widows="2" fo:hyphenation-ladder-count="no-limit" style:page-number="auto" fo:break-before="page" style:text-autospace="none" style:writing-mode="lr-tb"/>
      <style:text-properties style:use-window-font-color="true" style:font-name="Arial" fo:font-size="12pt" fo:language="de" fo:country="DE" fo:font-weight="bold"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background-color="transparent"/>
    </style:style>
    <style:style style:name="T5"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8"/>
      <text:p text:style-name="P8"/>
      <text:p text:style-name="P8"/>
      <text:p text:style-name="P8"/>
      <text:p text:style-name="P8"/>
      <text:p text:style-name="P8"/>
      <text:p text:style-name="P8"/>
      <text:p text:style-name="P8"/>
      <text:p text:style-name="P22"><text:reference-mark-start text:name="Titel"/>Testplan<text:reference-mark-end text:name="Titel"/></text:p>
      <text:p text:style-name="P8">Für das studentische Projekt <text:span text:style-name="T2"><text:subject/></text:span></text:p>
      <text:p text:style-name="P8"/>
      <text:p text:style-name="P8"/>
      <text:p text:style-name="P8"/>
      <text:p text:style-name="P20"><text:span text:style-name="T3">Datum</text:span><text:tab/><text:modification-date style:data-style-name="N36"/></text:p>
      <text:p text:style-name="P20"><text:span text:style-name="T3">Quelle</text:span><text:tab/>ProVista</text:p>
      <text:p text:style-name="P20"><text:span text:style-name="T3">Autoren</text:span><text:tab/>Norman Nieß</text:p>
      <text:p text:style-name="P20"><text:tab/>Kai Dziembala</text:p>
      <text:p text:style-name="P20"><text:span text:style-name="T3">Version</text:span><text:tab/><text:reference-mark-start text:name="Version"/><text:span text:style-name="Version_20_Char">0.7</text:span><text:reference-mark-end text:name="Version"/></text:p>
      <text:p text:style-name="P20"><text:span text:style-name="T3">Status</text:span><text:tab/>freigegeben</text:p>
      <text:p text:style-name="P20"/>
      <text:p text:style-name="P8"/>
      <text:p text:style-name="P8"/>
      <text:p text:style-name="P8"/>
      <text:p text:style-name="P8"/>
      <text:p text:style-name="P8"/>
      <text:p text:style-name="P8"/>
      <text:p text:style-name="P8"/>
      <text:h text:style-name="P5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21">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7">Kai Dziembala</text:p>
            <text:p text:style-name="P27">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7">Kai Dziembala</text:p>
            <text:p text:style-name="P27">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6">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8">Kai Dziembala</text:p>
            <text:p text:style-name="P16">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2">21.04.2010</text:p>
          </table:table-cell>
          <table:table-cell table:style-name="Tabelle1.A1" office:value-type="string">
            <text:p text:style-name="P28">Kai Dziembala</text:p>
            <text:p text:style-name="P16">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0.6</text:p>
          </table:table-cell>
          <table:table-cell table:style-name="Tabelle1.A1" office:value-type="string">
            <text:p text:style-name="P12">22.04.2010</text:p>
          </table:table-cell>
          <table:table-cell table:style-name="Tabelle1.A1" office:value-type="string">
            <text:p text:style-name="P28">Kai Dziembala</text:p>
            <text:p text:style-name="P16">Norman Nieß</text:p>
          </table:table-cell>
          <table:table-cell table:style-name="Tabelle1.D1" office:value-type="string">
            <text:p text:style-name="P9">Kapitel 3.1, 9, 13 und 14 überarbeitet, Kapitel <text:s/>'Testabdeckung' neu erstellt und nach Kapitel 9 eingefügt</text:p>
          </table:table-cell>
        </table:table-row>
        <table:table-row table:style-name="Tabelle1.1">
          <table:table-cell table:style-name="Tabelle1.A1" office:value-type="string">
            <text:p text:style-name="P9">0.7</text:p>
          </table:table-cell>
          <table:table-cell table:style-name="Tabelle1.B8" office:value-type="date" office:date-value="2010-04-28">
            <text:p text:style-name="P12">28.04.10</text:p>
          </table:table-cell>
          <table:table-cell table:style-name="Tabelle1.A1" office:value-type="string">
            <text:p text:style-name="P28">Kai Dziembala</text:p>
            <text:p text:style-name="P16">Norman Nieß</text:p>
          </table:table-cell>
          <table:table-cell table:style-name="Tabelle1.D1" office:value-type="string">
            <text:p text:style-name="P9">Dokument an das Review 'Review_2010-04-26_TestplanV0.6'' angepasst</text:p>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5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4">1 Historie<text:tab/>2</text:p>
          <text:p text:style-name="P34">2 Inhaltsverzeichnis<text:tab/>3</text:p>
          <text:p text:style-name="P34">3 Einleitung<text:tab/>5</text:p>
          <text:p text:style-name="P34">4 Referenzierte Dokumente<text:tab/>6</text:p>
          <text:p text:style-name="P34">5 Planungsdaten<text:tab/>7</text:p>
          <text:p text:style-name="P35">5.1 Verantwortlichkeiten<text:tab/>7</text:p>
          <text:p text:style-name="P35">5.2 Zeitliche Planung<text:tab/>7</text:p>
          <text:p text:style-name="P34">6 Strukturplan<text:tab/>8</text:p>
          <text:p text:style-name="P35">6.1 Zu testende Systemumgebungs-Komponenten<text:tab/>8</text:p>
          <text:p text:style-name="P35">6.2 Zu testende Hardware-Komponenten<text:tab/>8</text:p>
          <text:p text:style-name="P35">6.3 Zu testende Software-Module<text:tab/>8</text:p>
          <text:p text:style-name="P34">7 Hardware-Konfiguration<text:tab/>9</text:p>
          <text:p text:style-name="P34">8 Software-Konfiguration<text:tab/>10</text:p>
          <text:p text:style-name="P34">9 Randbedingungen<text:tab/>11</text:p>
          <text:p text:style-name="P34">10 Testziele<text:tab/>12</text:p>
          <text:p text:style-name="P35">10.1 Überprüfungskriterien für Testziel Nr. 1<text:tab/>12</text:p>
          <text:p text:style-name="P35">10.2 Überprüfungskriterien für Testziel Nr. 2<text:tab/>12</text:p>
          <text:p text:style-name="P35">10.3 Überprüfungskriterien für Testziel Nr. 3<text:tab/>14</text:p>
          <text:p text:style-name="P35">10.4 Überprüfungskriterien für Testziel Nr. 4<text:tab/>14</text:p>
          <text:p text:style-name="P34">11 Testabdeckung<text:tab/>15</text:p>
          <text:p text:style-name="P35">11.1 Testabdeckung für das Testziel Nr. 1<text:tab/>15</text:p>
          <text:p text:style-name="P35">11.2 Testabdeckung für das Testziel Nr. 2<text:tab/>15</text:p>
          <text:p text:style-name="P35">11.3 Testabdeckung für das Testziel Nr. 3<text:tab/>17</text:p>
          <text:p text:style-name="P35">11.4 Testabdeckung für das Testziel Nr. 4<text:tab/>17</text:p>
          <text:p text:style-name="P34">12 Testverfahren<text:tab/>18</text:p>
          <text:p text:style-name="P34">13 Testbeginn<text:tab/>19</text:p>
          <text:p text:style-name="P34">14 Testreihenfolge<text:tab/>20</text:p>
          <text:p text:style-name="P34"><text:soft-page-break/>15 Testende<text:tab/>21</text:p>
          <text:p text:style-name="P34">16 Testdaten<text:tab/>22</text:p>
        </text:index-body>
      </text:table-of-content>
      <text:p text:style-name="P10"/>
      <text:h text:style-name="P51"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1" text:outline-level="1">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p text:style-name="P13">Testspezifikationen, Dokumente: 04_Test → 04.01_Testspezifikation → jeweilige Spezifikation</text:p>
      <text:h text:style-name="P51" text:outline-level="1">Planungsdaten</text:h>
      <text:h text:style-name="P53" text:outline-level="2">Verantwortlichkeiten</text:h>
      <text:p text:style-name="P8">Für die Testdurchführung sind alle Projektmitglieder verantwortlich.</text:p>
      <text:p text:style-name="P8"/>
      <text:h text:style-name="P53"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23">Zeitpunkt</text:p>
          </table:table-cell>
          <table:table-cell table:style-name="Zeitplanung.B1" office:value-type="string">
            <text:p text:style-name="P23">Tätigkeit</text:p>
          </table:table-cell>
        </table:table-row>
        <table:table-row>
          <table:table-cell table:style-name="Zeitplanung.A2" office:value-type="date" office:date-value="2010-03-25">
            <text:p text:style-name="P24">25.03.2010</text:p>
          </table:table-cell>
          <table:table-cell table:style-name="Zeitplanung.B2" office:value-type="string">
            <text:p text:style-name="P25">Beginn der Testplanung</text:p>
          </table:table-cell>
        </table:table-row>
        <table:table-row>
          <table:table-cell table:style-name="Zeitplanung.A2" office:value-type="date" office:date-value="2010-04-15">
            <text:p text:style-name="P24">15.04.2010</text:p>
          </table:table-cell>
          <table:table-cell table:style-name="Zeitplanung.B2" office:value-type="string">
            <text:p text:style-name="P25">Beginn der Testspezifikation</text:p>
          </table:table-cell>
        </table:table-row>
        <table:table-row>
          <table:table-cell table:style-name="Zeitplanung.A4" office:value-type="string">
            <text:p text:style-name="P24">Ende Mai</text:p>
          </table:table-cell>
          <table:table-cell table:style-name="Zeitplanung.B2" office:value-type="string">
            <text:p text:style-name="P25">Beginn der Tests</text:p>
          </table:table-cell>
        </table:table-row>
      </table:table>
      <text:p text:style-name="P26">Tabelle <text:sequence text:ref-name="refTable0" text:name="Table" text:formula="ooow:Table+1" style:num-format="1">1</text:sequence>: Zeitplanung der Tests</text:p>
      <text:p text:style-name="P8"/>
      <text:h text:style-name="P51"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34675469" text:style-name="L1">
        <text:list-item>
          <text:p text:style-name="P43">Aufbau des Schienennetzes</text:p>
        </text:list-item>
        <text:list-item>
          <text:p text:style-name="P43">Weichen</text:p>
        </text:list-item>
        <text:list-item>
          <text:p text:style-name="P43">Entkoppler</text:p>
        </text:list-item>
        <text:list-item>
          <text:p text:style-name="P43">Lokomotiven (+Wagons)</text:p>
        </text:list-item>
      </text:list>
      <text:h text:style-name="Heading_20_2" text:outline-level="2">Zu testende Hardware-Komponenten</text:h>
      <text:list xml:id="list34690657" text:continue-list="list34675469" text:style-name="L1">
        <text:list-item text:start-value="1">
          <text:p text:style-name="P43">Stromversorgung (Transformatoren)</text:p>
        </text:list-item>
        <text:list-item>
          <text:p text:style-name="P43">Multimaus</text:p>
        </text:list-item>
        <text:list-item>
          <text:p text:style-name="P43">DCC-Verstärker</text:p>
        </text:list-item>
        <text:list-item>
          <text:p text:style-name="P43">Not-Aus-Relais</text:p>
        </text:list-item>
        <text:list-item>
          <text:p text:style-name="P43">Hall-Sensoren</text:p>
        </text:list-item>
        <text:list-item>
          <text:p text:style-name="P43">S88-Rückmeldemodule</text:p>
        </text:list-item>
        <text:list-item>
          <text:p text:style-name="P43">Mikrocontroller</text:p>
        </text:list-item>
        <text:list-item>
          <text:p text:style-name="P43">XpressNet-Adapter</text:p>
        </text:list-item>
        <text:list-item>
          <text:p text:style-name="P43">Arduino</text:p>
        </text:list-item>
      </text:list>
      <text:h text:style-name="Heading_20_2" text:outline-level="2">Zu testende Software-Module</text:h>
      <text:list xml:id="list34677447" text:continue-list="list34690657" text:style-name="L1">
        <text:list-item text:start-value="1">
          <text:p text:style-name="P43">Fahrprogramm</text:p>
        </text:list-item>
        <text:list-item>
          <text:p text:style-name="P43">Leitzentrale</text:p>
        </text:list-item>
        <text:list-item>
          <text:p text:style-name="P43">Befehlsvalidierung</text:p>
        </text:list-item>
        <text:list-item>
          <text:p text:style-name="P43">Ergebnisvalidierung</text:p>
        </text:list-item>
        <text:list-item>
          <text:p text:style-name="P43">S88-Treiber</text:p>
        </text:list-item>
        <text:list-item>
          <text:p text:style-name="P43">SSC-Treiber</text:p>
        </text:list-item>
        <text:list-item>
          <text:p text:style-name="P43">RS232-Treiber</text:p>
        </text:list-item>
        <text:list-item>
          <text:p text:style-name="P43">Not-Aus-Treiber</text:p>
        </text:list-item>
        <text:list-item>
          <text:p text:style-name="P43">Betriebsmittelverwaltung</text:p>
        </text:list-item>
        <text:list-item>
          <text:p text:style-name="P43">Auditing System</text:p>
        </text:list-item>
        <text:list-item>
          <text:p text:style-name="P43">Software Watchdog</text:p>
        </text:list-item>
      </text:list>
      <text:h text:style-name="P51" text:outline-level="1">Hardware-Konfiguration</text:h>
      <text:p text:style-name="Standard">Die Hardware, auf der die Tests durchgeführt werden, entspricht der späteren, produktiven Hardware. Hierbei handelt es sich um die unter dem Punkt '6.2' aufgezählten Komponenten.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51" text:outline-level="1">Software-Konfiguration</text:h>
      <text:p text:style-name="Standard">Die zu testenden Software-Module entsprechen den später im Real-Einsatz verwendeten und sind im Software-Design-Dokument beschrieben.</text:p>
      <text:p text:style-name="Standard">Dabei dient die Programmierumgebung „Keil µVision4“ und der Logikanalysator „Agilent Logic Wave“ als Testwerkzeuge.</text:p>
      <text:p text:style-name="Standard"/>
      <text:h text:style-name="P51"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Komponenten werden manuell mit Hilfe von Checklisten getestet.</text:p>
      <text:h text:style-name="P51" text:outline-level="1">Testziele</text:h>
      <text:p text:style-name="Standard">In dem Projekt „Sichere Eisenbahnsteuerung“ im Sommersemester 2010 gibt es vier Haupttestziele, die aus dem Pflichtenheft entnommen sind:</text:p>
      <text:list xml:id="list34700131" text:style-name="L2">
        <text:list-item>
          <text:p text:style-name="P36">Die Systemumgebung erfüllt die im Pflichtenheft spezifizierten Bedingungen (Kapitel 4.2).</text:p>
        </text:list-item>
        <text:list-item>
          <text:p text:style-name="P36">Das Gesamtsystem erfüllt die Fahraufgabe gemäß der Vorgabe im Pflichtenheft (Kapitel 6).</text:p>
        </text:list-item>
        <text:list-item>
          <text:p text:style-name="P36">Trotz Ausfall höchstens einer Hardware-Komponente zur Zeit bleibt das Gesamtsystem ohne Kollisionen. </text:p>
        </text:list-item>
        <text:list-item>
          <text:p text:style-name="P44">Auditing-Logs werden, sowohl bei regulärer Abarbeitung der Fahraufgabe, als auch im Fehlerfall, gemäß der Spezifikation im Pflichtenheft (Kap<text:span text:style-name="T4">itel 6.2), </text:span>an einem angeschlossen Rechner ausgegeben.</text:p>
        </text:list-item>
      </text:list>
      <text:p text:style-name="Standard"/>
      <text:h text:style-name="Heading_20_2" text:outline-level="2">Überprüfungskriterien für Testziel Nr. 1</text:h>
      <text:list xml:id="list34699818" text:style-name="L3">
        <text:list-item>
          <text:p text:style-name="P37">Ist das Schienennetz entsprechend dem Pflichtenheft (Kapit<text:span text:style-name="T4">el 5.1, Abbildung 2) a</text:span>ufgebaut?</text:p>
        </text:list-item>
        <text:list-item>
          <text:p text:style-name="P37">Sind die Weichen entsprechend der Betriebsanleitung verstellbar?</text:p>
        </text:list-item>
        <text:list-item>
          <text:p text:style-name="P37">Reagieren die Entkoppler entsprechend der Ansteuerung laut der Betriebsanleitung? </text:p>
        </text:list-item>
        <text:list-item>
          <text:p text:style-name="P37">Sind die Lokomotiven mit den entsprechenden Wagons laut Pflichtenheft (Kapit<text:span text:style-name="T4">el 6.1</text:span>) gekoppelt und positioniert?</text:p>
        </text:list-item>
        <text:list-item>
          <text:p text:style-name="P37">Werden die Motoren der Lokomotiven mittels der DCC-Signale von der Multimaus getreu der Betriebsanleitung angesteuert?</text:p>
        </text:list-item>
        <text:list-item>
          <text:p text:style-name="P37">Sind die Lokomotiven Vorne und die Wagons in der Mitte jeweils mit einem Magneten ausgestattet?</text:p>
        </text:list-item>
      </text:list>
      <text:p text:style-name="P8"/>
      <text:h text:style-name="Heading_20_2" text:outline-level="2">Überprüfungskriterien für Testziel Nr. 2</text:h>
      <text:list xml:id="list34704829" text:continue-numbering="true" text:style-name="L3">
        <text:list-item>
          <text:p text:style-name="P40">Hardware-Komponenten</text:p>
        </text:list-item>
      </text:list>
      <text:p text:style-name="P31">Die Hardware-Komponenten werden außerhalb des regulären Fahrbetriebs überprüft.</text:p>
      <text:list xml:id="list34689637" text:continue-numbering="true" text:style-name="L3">
        <text:list-item>
          <text:list>
            <text:list-item>
              <text:p text:style-name="P37">Lassen sich die Lokomotiven manuell mit der Multimaus über das Schienennetz bewegen? → Testet: Multimaus und DCC-Verstärker (+Transformator)</text:p>
            </text:list-item>
            <text:list-item>
              <text:p text:style-name="P37">Schließen die Not-Aus-Relais bei angelegter Spannung von 5V?</text:p>
            </text:list-item>
            <text:list-item>
              <text:p text:style-name="P45">Sind die<text:span text:style-name="T4"> Resultate des Testprogramms „Test_Hardware“ entsprechend der Testspezifikation „Testspezifikation_Hardwaretest“?</text:span> → Testet: Multimaus, XpressNet, beide Mikrocontroller (+Transformatoren) und Arduino</text:p>
            </text:list-item>
            <text:list-item>
              <text:p text:style-name="P37"><text:soft-page-break/><text:span text:style-name="T4">Sind die Resultate des Testprogramms „Test_Sensordaten“ unter Verwendung eines Logik-Analysators entsprechend der Testspezifikation „Testspezifikation_Sensordatentest“?</text:span> → Testet: Hall-Sensoren und beide S88-Rückmeldemodule</text:p>
            </text:list-item>
          </text:list>
        </text:list-item>
      </text:list>
      <text:p text:style-name="P8"/>
      <text:list xml:id="list34689560" text:continue-numbering="true" text:style-name="L3">
        <text:list-item>
          <text:p text:style-name="P41">Software-Module</text:p>
        </text:list-item>
      </text:list>
      <text:p text:style-name="P33">Die Testüberprüfungen der Software-Module erfolgen 'offline' auf einem Rechner <text:span text:style-name="T5">ohne Einbeziehung von Hardware-Komponenten des Systems oder der Systemumgebung</text:span>.</text:p>
      <text:list xml:id="list34705271" text:continue-numbering="true" text:style-name="L3">
        <text:list-item>
          <text:list>
            <text:list-item>
              <text:p text:style-name="P37">Sind die Testresultate des Softwaremoduls „Betriebsmittelverwaltung“ entsprechend der Testspezifikation „Testspezifikation_Betriebsmittelverwaltung“?</text:p>
            </text:list-item>
            <text:list-item>
              <text:p text:style-name="P37">Sind die Testresultate des Softwaremoduls „S88-Treiber“ entsprechend der Testspezifikation „Testspezifikation_S88-Treiber“?</text:p>
            </text:list-item>
            <text:list-item>
              <text:p text:style-name="P37">Sind die Testresultate des Softwaremoduls „SSC-Treiber“ entsprechend der Testspezifikation „Testspezifikation_SSC-Treiber“?</text:p>
            </text:list-item>
            <text:list-item>
              <text:p text:style-name="P37">Sind die Testresultate des Softwaremoduls „RS232-Treiber“ entsprechend der Testspezifikation „Testspezifikation_RS232-Treiber“?</text:p>
            </text:list-item>
            <text:list-item>
              <text:p text:style-name="P37">Sind die Testresultate des Softwaremoduls „Befehlsvalidierung“ entsprechend der Testspezifikation „Testspezifikation_Befehlsvalidierung“?</text:p>
            </text:list-item>
            <text:list-item>
              <text:p text:style-name="P37">Sind die Testresultate des Softwaremoduls „Ergebnisvalidierung“ entsprechend der Testspezifikation „Testspezifikation_Ergebnisvalidierung“?</text:p>
            </text:list-item>
            <text:list-item>
              <text:p text:style-name="P37">Sind die Testresultate des Softwaremoduls „Auditing-System“ entsprechend der Testspezifikation „Testspezifikation_Auditing-System“?</text:p>
            </text:list-item>
            <text:list-item>
              <text:p text:style-name="P37">Sind die Testresultate des Softwaremoduls „SW-Watchdog“ entsprechend der Testspezifikation „Testspezifikation_SW-Watchdog“?</text:p>
            </text:list-item>
            <text:list-item>
              <text:p text:style-name="P37">Sind die Testresultate des Softwaremoduls „Fahrprogramm“ entsprechend der Testspezifikation „Testspezifikation_Fahrprogramm“?</text:p>
            </text:list-item>
            <text:list-item>
              <text:p text:style-name="P37">Sind die Testresultate des Softwaremoduls „Leitzentrale“ entsprechend der Testspezifikation „Testspezifikation_Leitzentrale“?</text:p>
            </text:list-item>
          </text:list>
        </text:list-item>
      </text:list>
      <text:p text:style-name="P8"/>
      <text:h text:style-name="P55" text:outline-level="2">Überprüfungskriterien für Testziel Nr. 3</text:h>
      <text:p text:style-name="P17">Alle Testüberprüfungen erfolgen aus dem regulären, mikrocontrollergesteuertem Fahrbetrieb.</text:p>
      <text:list xml:id="list34680446" text:style-name="L4">
        <text:list-item>
          <text:p text:style-name="P38">Bei Ausschalten eines S88-Rückmeldemoduls wird ein Not-Aus ausgelöst.</text:p>
        </text:list-item>
        <text:list-item>
          <text:p text:style-name="P38">Bei Ausschalten eines Mikrocontrollers wird ein Not-Aus ausgelöst.</text:p>
        </text:list-item>
        <text:list-item>
          <text:p text:style-name="P38">Bei Entfernung der Multimaus bleiben die Loks sofort stehen.</text:p>
        </text:list-item>
        <text:list-item>
          <text:p text:style-name="P38">Bei Entfernung des XpressNet-Adapters wird ein Not-Aus ausgelöst.</text:p>
        </text:list-item>
        <text:list-item>
          <text:p text:style-name="P38">Bei Ausschalten des DCC-Verstärkers bleiben die Loks sofort stehen.</text:p>
        </text:list-item>
        <text:list-item>
          <text:p text:style-name="P38">Bei Unterbrechung der Spannungsversorgung eines Not-Aus-Relais bleiben die Loks sofort stehen.</text:p>
        </text:list-item>
        <text:list-item>
          <text:p text:style-name="P38">Bei Ausfall eines Hall-Sensors wird ein Not-Aus ausgelöst.</text:p>
        </text:list-item>
        <text:list-item>
          <text:p text:style-name="P38">Das Ausschalten des Arduinos führt nicht zu Kollisionen.</text:p>
        </text:list-item>
      </text:list>
      <text:p text:style-name="P8"/>
      <text:h text:style-name="P54" text:outline-level="2">Überprüfungskriterien für Testziel Nr. 4</text:h>
      <text:p text:style-name="P17">Alle Testüberprüfungen erfolgen aus dem regulären, mikrocontrollergesteuertem Fahrbetrieb.</text:p>
      <text:list xml:id="list34697657" text:continue-list="list34705271" text:style-name="L3">
        <text:list-item>
          <text:p text:style-name="P37">Werden bei regulärer Abarbeitung der Fahraufgabe Auditing-Logs gemäß Vorgabe im Pflichtenheft (Kapitel <text:span text:style-name="T4">6.2</text:span>) ausgegeben?</text:p>
        </text:list-item>
        <text:list-item>
          <text:p text:style-name="P37">Bei beabsichtigter Auslösung eines Not-Aus-Zustandes (z.B: Entfernung einer Sensorsignalleitung an einem S88-Rückmeldemodul) wird der Not-Aus-Grund als Auditing-Log ausgegeben.</text:p>
        </text:list-item>
      </text:list>
      <text:p text:style-name="P8"/>
      <text:h text:style-name="P51" text:outline-level="1">Testabdeckung</text:h>
      <text:p text:style-name="Standard">In dem Projekt „Sichere Eisenbahnsteuerung“ im Sommersemester 2010 muss festgelegt werden, wann ausreichend getestet wurde, ohne die Testziele zu vernachlässigen. Dies ist notwendig, da eine 100%ige Testabdeckung nicht zu realisieren ist.</text:p>
      <text:p text:style-name="Standard"/>
      <text:h text:style-name="P54" text:outline-level="2">Testabdeckung für das Testziel Nr. 1</text:h>
      <table:table table:name="Tabelle3" table:style-name="Tabelle3">
        <table:table-column table:style-name="Tabelle3.A"/>
        <table:table-column table:style-name="Tabelle3.B"/>
        <table:table-row>
          <table:table-cell table:style-name="Tabelle3.A1" office:value-type="string">
            <text:p text:style-name="P24">Testüberprüfung</text:p>
          </table:table-cell>
          <table:table-cell table:style-name="Tabelle3.B1" office:value-type="string">
            <text:p text:style-name="P24">Testabdeckung</text:p>
          </table:table-cell>
        </table:table-row>
        <table:table-row>
          <table:table-cell table:style-name="Tabelle3.A2" office:value-type="string">
            <text:p text:style-name="P15">Aufbau des Schienennetzes</text:p>
          </table:table-cell>
          <table:table-cell table:style-name="Tabelle3.B2" office:value-type="string">
            <text:p text:style-name="P32">einmalige Überprüfung aller Streckensegmente</text:p>
          </table:table-cell>
        </table:table-row>
        <table:table-row>
          <table:table-cell table:style-name="Tabelle3.A2" office:value-type="string">
            <text:p text:style-name="P15">Verstellbarkeit der Weichen</text:p>
          </table:table-cell>
          <table:table-cell table:style-name="Tabelle3.B2" office:value-type="string">
            <text:p text:style-name="P32">Jede Weiche wird jeweils zweimal manuell und <text:s text:c="3"/>viermal <text:s/>elektrisch mittels Multimaus verstellt.</text:p>
          </table:table-cell>
        </table:table-row>
        <table:table-row>
          <table:table-cell table:style-name="Tabelle3.A2" office:value-type="string">
            <text:p text:style-name="P15">Ansteuerung der Entkoppler</text:p>
          </table:table-cell>
          <table:table-cell table:style-name="Tabelle3.B2" office:value-type="string">
            <text:p text:style-name="P32">Jeder Entkoppler wird einmal manuell und zweimal elektrisch mittels Multimaus angesteuert.</text:p>
          </table:table-cell>
        </table:table-row>
        <table:table-row>
          <table:table-cell table:style-name="Tabelle3.A2" office:value-type="string">
            <text:p text:style-name="P15">Kopplung und Positionierung der Lokomotiven/ Wagons</text:p>
          </table:table-cell>
          <table:table-cell table:style-name="Tabelle3.B2" office:value-type="string">
            <text:p text:style-name="P32">Position auf der Strecke, sowie die Kopplungen zwischen den Wagons/ Lokomotiven wird einmal auf eine feste Verbindung überprüft.</text:p>
          </table:table-cell>
        </table:table-row>
        <table:table-row>
          <table:table-cell table:style-name="Tabelle3.A2" office:value-type="string">
            <text:p text:style-name="P15">Ansteuerung der Lokomotiven</text:p>
          </table:table-cell>
          <table:table-cell table:style-name="Tabelle3.B2" office:value-type="string">
            <text:p text:style-name="P32">Schwarze und rote Lokomotive werden jeweils einmal vorwärts, sowie rückwärts über das gesamte Streckennetz (sowohl über Haupt-, als auch über Neben- und Abstellgleis) bewegt.</text:p>
          </table:table-cell>
        </table:table-row>
      </table:table>
      <text:p text:style-name="P8"/>
      <text:h text:style-name="Heading_20_2" text:outline-level="2">Testabdeckung für das Testziel Nr. 2</text:h>
      <text:list xml:id="list34705348" text:style-name="L5">
        <text:list-item>
          <text:p text:style-name="P50">Hardware-Komponenten</text:p>
        </text:list-item>
      </text:list>
      <table:table table:name="Tabelle4" table:style-name="Tabelle4">
        <table:table-column table:style-name="Tabelle4.A"/>
        <table:table-column table:style-name="Tabelle4.B"/>
        <table:table-row>
          <table:table-cell table:style-name="Tabelle4.A1" office:value-type="string">
            <text:p text:style-name="P24">Testüberprüfung</text:p>
          </table:table-cell>
          <table:table-cell table:style-name="Tabelle4.B1" office:value-type="string">
            <text:p text:style-name="P24">Testabdeckung</text:p>
          </table:table-cell>
        </table:table-row>
        <table:table-row>
          <table:table-cell table:style-name="Tabelle4.A2" office:value-type="string">
            <text:p text:style-name="P15">Funktionalität der Multimaus und des DCC-Verstärkers</text:p>
          </table:table-cell>
          <table:table-cell table:style-name="Tabelle4.B2" office:value-type="string">
            <text:p text:style-name="P32">Wird durch die Testdurchführung für Testziel 1 bereits abgedeckt.</text:p>
          </table:table-cell>
        </table:table-row>
        <table:table-row>
          <table:table-cell table:style-name="Tabelle4.A2" office:value-type="string">
            <text:p text:style-name="P15">Schaltfunktion der Not-Aus-Relais'</text:p>
          </table:table-cell>
          <table:table-cell table:style-name="Tabelle4.B2" office:value-type="string">
            <text:p text:style-name="P32">dreimalige Betätigung jedes einzelnen Not-Aus-Relais'</text:p>
          </table:table-cell>
        </table:table-row>
        <table:table-row>
          <table:table-cell table:style-name="Tabelle4.A2" office:value-type="string">
            <text:p text:style-name="P29">Testprogramm „Test_Hardware“</text:p>
          </table:table-cell>
          <table:table-cell table:style-name="Tabelle4.B2" office:value-type="string">
            <text:p text:style-name="P32">einmalige Durchführung des Testprogramms</text:p>
          </table:table-cell>
        </table:table-row>
        <table:table-row>
          <table:table-cell table:style-name="Tabelle4.A2" office:value-type="string">
            <text:p text:style-name="P18">Testprogramm „Test_Sensordaten“</text:p>
          </table:table-cell>
          <table:table-cell table:style-name="Tabelle4.B2" office:value-type="string">
            <text:p text:style-name="P32">einmalige Durchführung des Testprogramms </text:p>
          </table:table-cell>
        </table:table-row>
      </table:table>
      <text:p text:style-name="P8"/>
      <text:list xml:id="list34701487" text:style-name="L6">
        <text:list-item>
          <text:p text:style-name="P46">Software-Module</text:p>
        </text:list-item>
      </text:list>
      <table:table table:name="Tabelle5" table:style-name="Tabelle5">
        <table:table-column table:style-name="Tabelle5.A"/>
        <table:table-column table:style-name="Tabelle5.B"/>
        <table:table-row>
          <table:table-cell table:style-name="Tabelle5.A1" office:value-type="string">
            <text:p text:style-name="P24">Testüberprüfung</text:p>
          </table:table-cell>
          <table:table-cell table:style-name="Tabelle5.B1" office:value-type="string">
            <text:p text:style-name="P24">Testabdeckung</text:p>
          </table:table-cell>
        </table:table-row>
        <table:table-row>
          <table:table-cell table:style-name="Tabelle5.A2" office:value-type="string">
            <text:p text:style-name="P18">Testprogramm „Test_Betriebsmittelverwalt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18">Testprogramm „Test_S88-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SC-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RS232-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Befehl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Ergebni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Auditing-Syste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W-Watchdo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Fahrprogram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Leitzentrale“</text:p>
          </table:table-cell>
          <table:table-cell table:style-name="Tabelle5.B2" office:value-type="string">
            <text:p text:style-name="P32">einmalige Durchführung des Testprogramms</text:p>
          </table:table-cell>
        </table:table-row>
      </table:table>
      <text:p text:style-name="P8"/>
      <text:h text:style-name="P56" text:outline-level="2">Testabdeckung für das Testziel Nr. 3</text:h>
      <table:table table:name="Tabelle6" table:style-name="Tabelle6">
        <table:table-column table:style-name="Tabelle6.A"/>
        <table:table-column table:style-name="Tabelle6.B"/>
        <table:table-row>
          <table:table-cell table:style-name="Tabelle6.A1" office:value-type="string">
            <text:p text:style-name="P24">Testüberprüfung</text:p>
          </table:table-cell>
          <table:table-cell table:style-name="Tabelle6.B1" office:value-type="string">
            <text:p text:style-name="P24">Testabdeckung</text:p>
          </table:table-cell>
        </table:table-row>
        <table:table-row>
          <table:table-cell table:style-name="Tabelle6.A2" office:value-type="string">
            <text:p text:style-name="P18">Ausschalten eines S88-Rückmeldemoduls </text:p>
          </table:table-cell>
          <table:table-cell table:style-name="Tabelle6.B2" office:value-type="string">
            <text:p text:style-name="P32">zweimalige Überprüfung pro Rückmeldemodul</text:p>
          </table:table-cell>
        </table:table-row>
        <table:table-row>
          <table:table-cell table:style-name="Tabelle6.A2" office:value-type="string">
            <text:p text:style-name="P18">Ausschalten eines Mikrocontrollers</text:p>
          </table:table-cell>
          <table:table-cell table:style-name="Tabelle6.B2" office:value-type="string">
            <text:p text:style-name="P32">zweimalige Überprüfung pro Mikrocontroller</text:p>
          </table:table-cell>
        </table:table-row>
        <table:table-row>
          <table:table-cell table:style-name="Tabelle6.A2" office:value-type="string">
            <text:p text:style-name="P29">Entfernung der Multimaus</text:p>
          </table:table-cell>
          <table:table-cell table:style-name="Tabelle6.B2" office:value-type="string">
            <text:p text:style-name="P32">zweimalige Überprüfung</text:p>
          </table:table-cell>
        </table:table-row>
        <table:table-row>
          <table:table-cell table:style-name="Tabelle6.A2" office:value-type="string">
            <text:p text:style-name="P29">Entfernung des XpressNet-Adapters</text:p>
          </table:table-cell>
          <table:table-cell table:style-name="Tabelle6.B2" office:value-type="string">
            <text:p text:style-name="P32">zweimalige Überprüfung</text:p>
          </table:table-cell>
        </table:table-row>
        <table:table-row>
          <table:table-cell table:style-name="Tabelle6.A2" office:value-type="string">
            <text:p text:style-name="P29">Ausschalten des DCC-Verstärkers</text:p>
          </table:table-cell>
          <table:table-cell table:style-name="Tabelle6.B2" office:value-type="string">
            <text:p text:style-name="P32">zweimalige Überprüfung</text:p>
          </table:table-cell>
        </table:table-row>
        <table:table-row>
          <table:table-cell table:style-name="Tabelle6.A2" office:value-type="string">
            <text:p text:style-name="P29">Unterbrechung der Spannungsversorgung eines Not-Aus-Relais</text:p>
          </table:table-cell>
          <table:table-cell table:style-name="Tabelle6.B2" office:value-type="string">
            <text:p text:style-name="P32">zweimalige Überprüfung pro Not-Aus-Relais</text:p>
          </table:table-cell>
        </table:table-row>
        <table:table-row>
          <table:table-cell table:style-name="Tabelle6.A2" office:value-type="string">
            <text:p text:style-name="P29">Ausfall eines Hall-Sensors</text:p>
          </table:table-cell>
          <table:table-cell table:style-name="Tabelle6.B2" office:value-type="string">
            <text:p text:style-name="P32">Jeder Sensor des Systems wird einmal vom entsprechenden S88-Rückmeldemodul entfernt.</text:p>
          </table:table-cell>
        </table:table-row>
        <table:table-row>
          <table:table-cell table:style-name="Tabelle6.A2" office:value-type="string">
            <text:p text:style-name="P30">Ausschalten des Arduinos</text:p>
          </table:table-cell>
          <table:table-cell table:style-name="Tabelle6.B2" office:value-type="string">
            <text:p text:style-name="P32">Bei zweimaliger Überprüfung erfolgt in den jeweils nächsten 2 Fahraufgabenzyklen keine Kollision.</text:p>
          </table:table-cell>
        </table:table-row>
      </table:table>
      <text:p text:style-name="P8"/>
      <text:h text:style-name="Heading_20_2" text:outline-level="2">Testabdeckung für das Testziel Nr. 4</text:h>
      <table:table table:name="Tabelle7" table:style-name="Tabelle7">
        <table:table-column table:style-name="Tabelle7.A"/>
        <table:table-column table:style-name="Tabelle7.B"/>
        <table:table-row>
          <table:table-cell table:style-name="Tabelle7.A1" office:value-type="string">
            <text:p text:style-name="P24">Testüberprüfung</text:p>
          </table:table-cell>
          <table:table-cell table:style-name="Tabelle7.B1" office:value-type="string">
            <text:p text:style-name="P24">Testabdeckung</text:p>
          </table:table-cell>
        </table:table-row>
        <table:table-row>
          <table:table-cell table:style-name="Tabelle7.A2" office:value-type="string">
            <text:p text:style-name="P18">Ausgabe der Auditing-Logs im regulären Betrieb</text:p>
          </table:table-cell>
          <table:table-cell table:style-name="Tabelle7.B2" office:value-type="string">
            <text:p text:style-name="P32">Überwachung über 2 Fahraufgabenzyklen.</text:p>
          </table:table-cell>
        </table:table-row>
        <table:table-row>
          <table:table-cell table:style-name="Tabelle7.A2" office:value-type="string">
            <text:p text:style-name="P18">Ausgabe der Auditing-Logs im Not-Aus-Zustand</text:p>
          </table:table-cell>
          <table:table-cell table:style-name="Tabelle7.B2" office:value-type="string">
            <text:p text:style-name="P32">Jedes 'Not-Aus'-Auditing-Log, welches im Pflichtenheft spezifiziert ist, muss einmal ausgelöst werden.</text:p>
          </table:table-cell>
        </table:table-row>
      </table:table>
      <text:p text:style-name="P8"/>
      <text:p text:style-name="P8"/>
      <text:h text:style-name="P51" text:outline-level="1">Testverfahren</text:h>
      <text:p text:style-name="P8">Die Tests der Systemumgebung und der Hardware-Komponenten werden mit Hilfe Checklisten manuell erledigt</text:p>
      <text:p text:style-name="P8">Als Testverfahren für die Software-Module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51" text:outline-level="1">Testbeginn</text:h>
      <text:p text:style-name="P8">Für den Test der Hardware-Komponenten müssen folgende Bedingungen erfüllt sein:</text:p>
      <text:list xml:id="list34701687" text:style-name="L7">
        <text:list-item>
          <text:p text:style-name="P39">das Gleissystem vollständig aufgebaut,</text:p>
        </text:list-item>
        <text:list-item>
          <text:p text:style-name="P39">sämtliche Hardware-Komponenten verkabelt,</text:p>
        </text:list-item>
        <text:list-item>
          <text:p text:style-name="P39">Stromversorgung 230V AC, 50Hz vorhanden</text:p>
        </text:list-item>
        <text:list-item>
          <text:p text:style-name="P39">Rechner+Software für das Auslesen der Auditing-Logs vorhanden</text:p>
        </text:list-item>
      </text:list>
      <text:p text:style-name="P8"/>
      <text:p text:style-name="P8">Um mit dem Test der Software-Module beginnen zu können, müssen die automatisierten Testprogramme erstellt sein.</text:p>
      <text:h text:style-name="P51" text:outline-level="1">Testreihenfolge</text:h>
      <text:p text:style-name="P8">Im ersten Schritt werden die Komponenten der Systemumgebung getestet. Dabei wird wie folgt vorgegangen:</text:p>
      <text:list xml:id="list34688211" text:continue-list="list34677447" text:style-name="L1">
        <text:list-item text:start-value="1">
          <text:p text:style-name="P47"><text:tab/>Schienennetz</text:p>
        </text:list-item>
        <text:list-item>
          <text:p text:style-name="P47"><text:tab/>Weichen</text:p>
        </text:list-item>
        <text:list-item>
          <text:p text:style-name="P47"><text:tab/>Entkoppler</text:p>
        </text:list-item>
        <text:list-item>
          <text:p text:style-name="P47"><text:tab/>Position und feste Verbindung der Kopplungen der Lokomotiven und Wagons</text:p>
        </text:list-item>
        <text:list-item>
          <text:p text:style-name="P48">Elektromotoren der Lokomotiven (testet zugleich die Hardware-Komponenten Multimaus und DCC-Verstärker)</text:p>
        </text:list-item>
      </text:list>
      <text:p text:style-name="P19"/>
      <text:p text:style-name="P19">Im zweiten Schritt werden die Hardware-Komponenten getestet. Dabei ist zu berücksichtigen, dass beim Test der Systemumgebungskomponenten die Multimaus und der DCC-Verstärker bereits mit getestet wurden. Für die Tests wird in nachstehender Reihenfolge vorgegangen:</text:p>
      <text:list xml:id="list34702173" text:continue-list="list34688211" text:style-name="L1">
        <text:list-item text:start-value="1">
          <text:p text:style-name="P47"><text:tab/>Not-Aus-Relais</text:p>
        </text:list-item>
        <text:list-item>
          <text:p text:style-name="P47"><text:tab/>Ausführung des Testprogramms „Test_Hardwaretest“</text:p>
        </text:list-item>
        <text:list-item>
          <text:p text:style-name="P47"><text:tab/>Ausgeführt des Testprogramms „Test_Sensordaten“</text:p>
        </text:list-item>
      </text:list>
      <text:p text:style-name="P8"/>
      <text:p text:style-name="P8">Die automatisierten Tests werden in nachstehender Reihenfolge durchgeführt:</text:p>
      <text:list xml:id="list34705284" text:style-name="L8">
        <text:list-item>
          <text:p text:style-name="P49">Betriebsmittelverwaltung</text:p>
        </text:list-item>
        <text:list-item>
          <text:p text:style-name="P49">Not-Aus-Treiber</text:p>
        </text:list-item>
        <text:list-item>
          <text:p text:style-name="P49">S88-Treiber</text:p>
        </text:list-item>
        <text:list-item>
          <text:p text:style-name="P49">SSC-Treiber</text:p>
        </text:list-item>
        <text:list-item>
          <text:p text:style-name="P49">RS232-Treiber</text:p>
        </text:list-item>
        <text:list-item>
          <text:p text:style-name="P49">Software Watchdog</text:p>
        </text:list-item>
        <text:list-item>
          <text:p text:style-name="P49">Auditing-System</text:p>
        </text:list-item>
        <text:list-item>
          <text:p text:style-name="P49">Befehlsvalidierung</text:p>
        </text:list-item>
        <text:list-item>
          <text:p text:style-name="P49">Ergebnisvalidierung</text:p>
        </text:list-item>
        <text:list-item>
          <text:p text:style-name="P49">Fahrprogramm</text:p>
        </text:list-item>
        <text:list-item>
          <text:p text:style-name="P49">Leitzentrale</text:p>
        </text:list-item>
      </text:list>
      <text:p text:style-name="P8"/>
      <text:p text:style-name="P8"/>
      <text:h text:style-name="P51" text:outline-level="1">Testende</text:h>
      <text:p text:style-name="P8">Der Gesamttest ist erfolgreich verlaufen und damit abgeschlossen, wenn die vier definierten Haupttestziele positiv erfüllt sind.</text:p>
      <text:p text:style-name="P8">Somit werden die entsprechenden Fahraufgaben ordnungsgemäß und korrekt ausgeführt. Des Weiteren sind die während der Fahrt entstandenen Auditing-Logs auf einem Rechner einzusehen.</text:p>
      <text:h text:style-name="P51"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Überschrif_20_2" style:display-name="Überschrif 2" style:family="paragraph" style:parent-style-name="Standard">
      <style:paragraph-properties fo:margin-top="0.199cm" fo:margin-bottom="0.21cm" fo:text-align="justify" style:justify-single-word="false"/>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11"><draw:text-box><text:p text:style-name="MP5"/><text:h text:style-name="Heading_20_2" text:outline-level="2"/></draw:text-box></draw:frame></text:p>
      </style:header>
      <style:footer>
        <text:p text:style-name="Footer"><draw:frame draw:style-name="Mfr1" draw:name="Rahmen6" text:anchor-type="char" svg:x="0cm" svg:y="27.303cm" svg:width="17.701cm" svg:height="0.4cm" draw:z-index="39"><draw:text-box><text:p text:style-name="MP6"/></draw:text-box></draw:frame><text:tab/>Version <text:span text:style-name="MT1"><text:reference-ref text:reference-format="text" text:ref-name="Version">0.7</text:reference-ref></text:span> vom <text:modification-date style:data-style-name="N36"/><text:tab/>Seite <text:page-number text:select-page="current">2</text:page-number>/<text:page-count style:num-format="1">22</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43"><draw:text-box><text:p text:style-name="MP5"/></draw:text-box></draw:frame><text:tab/><text:subject/></text:p>
      </style:header>
      <style:footer>
        <text:p text:style-name="Footer"><draw:frame draw:style-name="Mfr1" draw:name="Rahmen8" text:anchor-type="char" svg:x="0cm" svg:y="27.303cm" svg:width="17.701cm" svg:height="0.4cm" draw:z-index="42"><draw:text-box><text:p text:style-name="MP6"/></draw:text-box></draw:frame><text:tab/>Version <text:span text:style-name="MT1"><text:reference-ref text:reference-format="text" text:ref-name="Version">0.7</text:reference-ref></text:span> vom <text:modification-date style:data-style-name="N36"/><text:tab/>Seite <text:page-number text:select-page="current">2</text:page-number>/<text:page-count style:num-format="1">22</text:page-count></text:p>
      </style:footer>
    </style:master-page>
    <style:master-page style:name="HTML" style:page-layout-name="Mpm2"/>
  </office:master-styles>
</office:document-styles>
</file>